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200000017318D99EEDA834B78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a32" officeooo:paragraph-rsid="00096a32"/>
    </style:style>
    <style:style style:name="P2" style:family="paragraph" style:parent-style-name="Standard">
      <style:paragraph-properties fo:line-height="115%" fo:text-align="center" style:justify-single-word="fals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3" style:family="paragraph" style:parent-style-name="Standard">
      <style:paragraph-properties fo:line-height="150%"/>
      <style:text-properties style:font-name="Liberation Sans" fo:font-size="14pt" fo:font-weight="bold" style:font-size-asian="14pt" style:font-weight-asian="bold" style:font-size-complex="14pt" style:font-weight-complex="bold"/>
    </style:style>
    <style:style style:name="P4" style:family="paragraph" style:parent-style-name="Standard">
      <style:paragraph-properties fo:line-height="150%"/>
      <style:text-properties style:font-name="Liberation Sans" fo:font-size="14pt" fo:font-weight="bold" officeooo:paragraph-rsid="0010577a" style:font-size-asian="14pt" style:font-weight-asian="bold" style:font-size-complex="14pt" style:font-weight-complex="bold"/>
    </style:style>
    <style:style style:name="P5" style:family="paragraph" style:parent-style-name="Standard">
      <style:paragraph-properties fo:line-height="150%"/>
      <style:text-properties style:font-name="Liberation Sans" fo:font-size="14pt" fo:font-weight="bold" officeooo:paragraph-rsid="00178327" style:font-size-asian="14pt" style:font-weight-asian="bold" style:font-size-complex="14pt" style:font-weight-complex="bold"/>
    </style:style>
    <style:style style:name="P6" style:family="paragraph" style:parent-style-name="Standard">
      <style:paragraph-properties fo:line-height="150%"/>
      <style:text-properties style:font-name="Liberation Sans" fo:font-size="14pt" fo:font-weight="bold" officeooo:paragraph-rsid="0015ab5b" style:font-size-asian="14pt" style:font-weight-asian="bold" style:font-size-complex="14pt" style:font-weight-complex="bold"/>
    </style:style>
    <style:style style:name="P7" style:family="paragraph" style:parent-style-name="Standard">
      <style:paragraph-properties fo:line-height="150%"/>
      <style:text-properties style:font-name="Liberation Sans"/>
    </style:style>
    <style:style style:name="P8" style:family="paragraph" style:parent-style-name="Standard">
      <style:paragraph-properties fo:line-height="150%"/>
      <style:text-properties style:font-name="Liberation Sans" officeooo:paragraph-rsid="000cc683"/>
    </style:style>
    <style:style style:name="P9" style:family="paragraph" style:parent-style-name="Standard">
      <style:paragraph-properties fo:line-height="150%"/>
      <style:text-properties style:font-name="Liberation Sans" officeooo:paragraph-rsid="0010577a"/>
    </style:style>
    <style:style style:name="P10" style:family="paragraph" style:parent-style-name="Standard">
      <style:paragraph-properties fo:line-height="150%"/>
      <style:text-properties style:font-name="Liberation Sans" officeooo:paragraph-rsid="0012145a"/>
    </style:style>
    <style:style style:name="P11" style:family="paragraph" style:parent-style-name="Standard">
      <style:paragraph-properties fo:line-height="150%"/>
      <style:text-properties style:font-name="Liberation Sans" officeooo:paragraph-rsid="000b55e2"/>
    </style:style>
    <style:style style:name="P12" style:family="paragraph" style:parent-style-name="Standard">
      <style:paragraph-properties fo:line-height="150%"/>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3" style:family="paragraph" style:parent-style-name="Standard">
      <style:paragraph-properties fo:line-height="150%"/>
      <style:text-properties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14" style:family="paragraph" style:parent-style-name="Standard">
      <style:paragraph-properties fo:line-height="115%" fo:text-align="center" style:justify-single-word="false"/>
      <style:text-properties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line-height="150%"/>
      <style:text-properties style:font-name="Liberation Sans" fo:font-size="15pt" style:text-underline-style="solid" style:text-underline-width="auto" style:text-underline-color="font-color" fo:font-weight="bold" officeooo:rsid="001a34ff" officeooo:paragraph-rsid="001a34ff" style:text-underline-mode="continuous" style:text-overline-mode="continuous" style:text-line-through-mode="continuous" style:font-size-asian="15pt" style:font-weight-asian="bold" style:font-size-complex="15pt" style:font-weight-complex="bold"/>
    </style:style>
    <style:style style:name="P16" style:family="paragraph" style:parent-style-name="Standard">
      <style:paragraph-properties fo:line-height="150%"/>
    </style:style>
    <style:style style:name="P17" style:family="paragraph" style:parent-style-name="Standard">
      <style:paragraph-properties fo:line-height="150%"/>
      <style:text-properties officeooo:paragraph-rsid="0010577a"/>
    </style:style>
    <style:style style:name="P18" style:family="paragraph" style:parent-style-name="Standard">
      <style:paragraph-properties fo:line-height="150%"/>
      <style:text-properties officeooo:paragraph-rsid="0012145a"/>
    </style:style>
    <style:style style:name="P19" style:family="paragraph" style:parent-style-name="Standard">
      <style:paragraph-properties fo:line-height="150%"/>
      <style:text-properties officeooo:paragraph-rsid="0015ab5b"/>
    </style:style>
    <style:style style:name="P20" style:family="paragraph" style:parent-style-name="Standard">
      <style:paragraph-properties fo:line-height="150%"/>
      <style:text-properties officeooo:paragraph-rsid="00178327"/>
    </style:style>
    <style:style style:name="P21"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paragraph-properties fo:line-height="150%"/>
      <style:text-properties fo:color="#4e9a06" style:font-name="Liberation San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24"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2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3e305" officeooo:paragraph-rsid="000cc683" style:text-underline-mode="continuous" style:text-overline-mode="continuous" style:text-line-through-mode="continuous" style:font-size-asian="15pt" style:font-weight-asian="bold" style:font-size-complex="15pt" style:font-weight-complex="bold"/>
    </style:style>
    <style:style style:name="P26" style:family="paragraph" style:parent-style-name="Standard">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27" style:family="paragraph" style:parent-style-name="Standard">
      <style:paragraph-properties fo:line-height="150%"/>
      <style:text-properties fo:color="#000000" style:font-name="Liberation Sans" fo:font-size="12pt" style:text-underline-style="none" fo:font-weight="normal" officeooo:rsid="00094541" officeooo:paragraph-rsid="0018969c" style:text-underline-mode="continuous" style:text-overline-mode="continuous" style:text-line-through-mode="continuous" style:font-size-asian="10.5pt" style:font-weight-asian="normal" style:font-size-complex="12pt" style:font-weight-complex="normal"/>
    </style:style>
    <style:style style:name="P28" style:family="paragraph" style:parent-style-name="Standard">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29" style:family="paragraph" style:parent-style-name="Standard">
      <style:paragraph-properties fo:line-height="150%"/>
      <style:text-properties fo:color="#000000" style:font-name="Liberation Sans" fo:font-size="12pt" style:text-underline-style="none" fo:font-weight="bold" officeooo:rsid="00094541" officeooo:paragraph-rsid="000b55e2" style:text-underline-mode="continuous" style:text-overline-mode="continuous" style:text-line-through-mode="continuous" style:font-size-asian="10.5pt" style:font-weight-asian="bold" style:font-size-complex="12pt" style:font-weight-complex="bold"/>
    </style:style>
    <style:style style:name="P30" style:family="paragraph" style:parent-style-name="Standard">
      <style:paragraph-properties fo:line-height="150%"/>
      <style:text-properties fo:color="#000000" style:font-name="Liberation Sans" fo:font-size="14pt" style:text-underline-style="none" fo:font-weight="bold" officeooo:rsid="00094541" officeooo:paragraph-rsid="000b55e2" style:text-underline-mode="continuous" style:text-overline-mode="continuous" style:text-line-through-mode="continuous" style:font-size-asian="14pt" style:font-weight-asian="bold" style:font-size-complex="14pt" style:font-weight-complex="bold"/>
    </style:style>
    <style:style style:name="P31" style:family="paragraph" style:parent-style-name="Standard">
      <style:paragraph-properties fo:line-height="150%"/>
      <style:text-properties fo:color="#000000" style:font-name="Liberation Sans" fo:font-size="14pt" style:text-underline-style="none" fo:font-weight="bold" officeooo:rsid="000cc683" officeooo:paragraph-rsid="000cc683" style:text-underline-mode="continuous" style:text-overline-mode="continuous" style:text-line-through-mode="continuous" style:font-size-asian="14pt" style:font-weight-asian="bold" style:font-size-complex="14pt" style:font-weight-complex="bold"/>
    </style:style>
    <style:style style:name="P32" style:family="paragraph" style:parent-style-name="Standard">
      <style:paragraph-properties fo:line-height="150%"/>
      <style:text-properties fo:color="#000000" style:font-name="FreeSans" fo:font-size="12pt" style:text-underline-style="none" fo:font-weight="normal" officeooo:rsid="000b55e2" officeooo:paragraph-rsid="000b55e2" style:text-underline-mode="continuous" style:text-overline-mode="continuous" style:text-line-through-mode="continuous" style:font-size-asian="10.5pt" style:font-weight-asian="normal" style:font-size-complex="12pt" style:font-weight-complex="normal"/>
    </style:style>
    <style:style style:name="P33" style:family="paragraph" style:parent-style-name="Standard">
      <style:paragraph-properties fo:line-height="150%"/>
      <style:text-properties fo:color="#000000" style:font-name="FreeSans" fo:font-size="14pt" style:text-underline-style="none" fo:font-weight="bold" officeooo:rsid="000b55e2" officeooo:paragraph-rsid="000b55e2" style:text-underline-mode="continuous" style:text-overline-mode="continuous" style:text-line-through-mode="continuous" style:font-size-asian="14pt" style:font-weight-asian="bold" style:font-size-complex="14pt" style:font-weight-complex="bold"/>
    </style:style>
    <style:style style:name="P34" style:family="paragraph" style:parent-style-name="Table_20_Contents">
      <style:text-properties fo:color="#000000" style:font-name="Liberation Sans" fo:font-size="10pt" style:font-size-asian="10pt" style:font-size-complex="10pt"/>
    </style:style>
    <style:style style:name="P35"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P36" style:family="paragraph" style:parent-style-name="Table_20_Contents">
      <style:paragraph-properties fo:text-align="end" style:justify-single-word="false"/>
    </style:style>
    <style:style style:name="P37" style:family="paragraph" style:parent-style-name="Footer">
      <style:paragraph-properties fo:text-align="end" style:justify-single-word="false"/>
    </style:style>
    <style:style style:name="P38" style:family="paragraph" style:parent-style-name="Standard" style:list-style-name="L1">
      <style:paragraph-properties fo:line-height="150%"/>
      <style:text-properties fo:color="#000000" style:font-name="Liberation Sans" fo:font-size="12pt" style:text-underline-style="none" fo:font-weight="normal" officeooo:rsid="00094541" officeooo:paragraph-rsid="000b55e2" style:text-underline-mode="continuous" style:text-overline-mode="continuous" style:text-line-through-mode="continuous" style:font-size-asian="10.5pt" style:font-weight-asian="normal" style:font-size-complex="12pt" style:font-weight-complex="normal"/>
    </style:style>
    <style:style style:name="P39" style:family="paragraph" style:parent-style-name="Standard" style:list-style-name="L1">
      <style:paragraph-properties fo:line-height="150%"/>
      <style:text-properties fo:color="#000000" style:font-name="Liberation Sans" fo:font-size="12pt" style:text-underline-style="none" fo:font-weight="normal" officeooo:rsid="00098a30" officeooo:paragraph-rsid="000cc683" style:text-underline-mode="continuous" style:text-overline-mode="continuous" style:text-line-through-mode="continuous" style:font-size-asian="10.5pt" style:font-weight-asian="normal" style:font-size-complex="12pt" style:font-weight-complex="normal"/>
    </style:style>
    <style:style style:name="P40" style:family="paragraph" style:parent-style-name="Standard">
      <style:paragraph-properties fo:line-height="150%"/>
      <style:text-properties fo:color="#000000" style:font-name="Liberation Sans" fo:font-size="12pt" style:text-underline-style="none" fo:font-weight="normal" officeooo:rsid="00098a30" officeooo:paragraph-rsid="000b55e2" style:text-underline-mode="continuous" style:text-overline-mode="continuous" style:text-line-through-mode="continuous" style:font-size-asian="10.5pt" style:font-weight-asian="normal" style:font-size-complex="12pt" style:font-weight-complex="normal"/>
    </style:style>
    <style:style style:name="P41" style:family="paragraph" style:parent-style-name="Standard" style:list-style-name="L7">
      <style:paragraph-properties fo:line-height="150%"/>
      <style:text-properties fo:color="#000000" style:font-name="Liberation Sans" fo:font-size="12pt" style:text-underline-style="none" fo:font-weight="normal" officeooo:rsid="000cc683" officeooo:paragraph-rsid="000cc683" style:text-underline-mode="continuous" style:text-overline-mode="continuous" style:text-line-through-mode="continuous" style:font-size-asian="10.5pt" style:font-weight-asian="normal" style:font-size-complex="12pt" style:font-weight-complex="normal"/>
    </style:style>
    <style:style style:name="P42" style:family="paragraph" style:parent-style-name="Standard" style:list-style-name="L1">
      <style:paragraph-properties fo:line-height="150%"/>
      <style:text-properties fo:color="#000000" style:font-name="Liberation Sans" fo:font-size="12pt" style:text-underline-style="none" fo:font-weight="normal" officeooo:rsid="001c940c" officeooo:paragraph-rsid="001c940c" style:text-underline-mode="continuous" style:text-overline-mode="continuous" style:text-line-through-mode="continuous" style:font-size-asian="10.5pt" style:font-weight-asian="normal" style:font-size-complex="12pt" style:font-weight-complex="normal"/>
    </style:style>
    <style:style style:name="P43" style:family="paragraph" style:parent-style-name="Standard" style:list-style-name="L1">
      <style:paragraph-properties fo:line-height="150%"/>
      <style:text-properties fo:color="#000000" style:font-name="Liberation Sans" fo:font-size="12pt" style:text-underline-style="none" fo:font-weight="normal" officeooo:rsid="001c940c" officeooo:paragraph-rsid="001ef6f5" style:text-underline-mode="continuous" style:text-overline-mode="continuous" style:text-line-through-mode="continuous" style:font-size-asian="10.5pt" style:font-weight-asian="normal" style:font-size-complex="12pt" style:font-weight-complex="normal"/>
    </style:style>
    <style:style style:name="P44" style:family="paragraph" style:parent-style-name="Standard" style:list-style-name="L1">
      <style:paragraph-properties fo:line-height="150%"/>
      <style:text-properties fo:color="#000000" style:font-name="Liberation Sans" fo:font-size="12pt" style:text-underline-style="none" fo:font-weight="normal" officeooo:rsid="001ef6f5" officeooo:paragraph-rsid="001ef6f5" style:text-underline-mode="continuous" style:text-overline-mode="continuous" style:text-line-through-mode="continuous" style:font-size-asian="10.5pt" style:font-weight-asian="normal" style:font-size-complex="12pt" style:font-weight-complex="normal"/>
    </style:style>
    <style:style style:name="P45" style:family="paragraph" style:parent-style-name="Standard" style:list-style-name="L1">
      <style:paragraph-properties fo:line-height="150%"/>
      <style:text-properties fo:color="#000000" style:font-name="Liberation Sans" fo:font-size="12pt" style:text-underline-style="none" fo:font-weight="normal" officeooo:rsid="001ef6f5" officeooo:paragraph-rsid="0025d8fe" style:text-underline-mode="continuous" style:text-overline-mode="continuous" style:text-line-through-mode="continuous" style:font-size-asian="10.5pt" style:font-weight-asian="normal" style:font-size-complex="12pt" style:font-weight-complex="normal"/>
    </style:style>
    <style:style style:name="P46" style:family="paragraph" style:parent-style-name="Standard" style:list-style-name="L2">
      <style:paragraph-properties fo:line-height="150%"/>
      <style:text-properties fo:color="#000000" style:font-name="FreeSans" fo:font-size="12pt" style:text-underline-style="none" fo:font-weight="normal" officeooo:rsid="000b55e2" officeooo:paragraph-rsid="000cc683" style:text-underline-mode="continuous" style:text-overline-mode="continuous" style:text-line-through-mode="continuous" style:font-size-asian="12pt" style:font-weight-asian="normal" style:font-size-complex="12pt" style:font-weight-complex="normal"/>
    </style:style>
    <style:style style:name="P47"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0d1aa"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48"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000000" style:font-name="FreeSans" fo:font-size="12pt" style:text-underline-style="none" fo:font-weight="normal" officeooo:rsid="00211f8f" officeooo:paragraph-rsid="00211f8f" style:text-underline-mode="continuous" style:text-overline-mode="continuous" style:text-line-through-mode="continuous" style:font-size-asian="12pt" style:font-weight-asian="normal" style:font-size-complex="12pt" style:font-weight-complex="normal" fo:hyphenate="false"/>
    </style:style>
    <style:style style:name="P49" style:family="paragraph" style:parent-style-name="Standard" style:list-style-name="L2">
      <style:paragraph-properties fo:line-height="150%"/>
      <style:text-properties fo:font-size="12pt" officeooo:paragraph-rsid="000cc683" style:font-size-asian="12pt" style:font-size-complex="12pt"/>
    </style:style>
    <style:style style:name="P50" style:family="paragraph" style:parent-style-name="Standard" style:list-style-name="L3">
      <style:paragraph-properties fo:line-height="150%"/>
    </style:style>
    <style:style style:name="P51" style:family="paragraph" style:parent-style-name="Standard" style:list-style-name="L4">
      <style:paragraph-properties fo:line-height="150%"/>
    </style:style>
    <style:style style:name="P52" style:family="paragraph" style:parent-style-name="Standard" style:list-style-name="L5">
      <style:paragraph-properties fo:line-height="150%"/>
    </style:style>
    <style:style style:name="P53" style:family="paragraph" style:parent-style-name="Standard" style:list-style-name="L6">
      <loext:graphic-properties draw:fill="none"/>
      <style:paragraph-properties fo:line-height="150%" fo:hyphenation-ladder-count="no-limit" fo:background-color="transparent"/>
      <style:text-properties officeooo:paragraph-rsid="0018969c" fo:hyphenate="false"/>
    </style:style>
    <style:style style:name="P54" style:family="paragraph" style:parent-style-name="Standard" style:list-style-name="L6">
      <loext:graphic-properties draw:fill="none"/>
      <style:paragraph-properties fo:line-height="150%" fo:hyphenation-ladder-count="no-limit" fo:background-color="transparent"/>
      <style:text-properties officeooo:paragraph-rsid="002694d2" fo:hyphenate="false"/>
    </style:style>
    <style:style style:name="P55" style:family="paragraph" style:parent-style-name="Standard" style:list-style-name="L10">
      <loext:graphic-properties draw:fill="none"/>
      <style:paragraph-properties fo:line-height="150%" fo:hyphenation-ladder-count="no-limit" fo:background-color="transparent"/>
      <style:text-properties officeooo:paragraph-rsid="00178327" fo:hyphenate="false"/>
    </style:style>
    <style:style style:name="P56" style:family="paragraph" style:parent-style-name="Standard" style:list-style-name="L8">
      <style:paragraph-properties fo:line-height="150%"/>
    </style:style>
    <style:style style:name="P57" style:family="paragraph" style:parent-style-name="Standard" style:list-style-name="L9">
      <style:paragraph-properties fo:line-height="150%"/>
      <style:text-properties officeooo:paragraph-rsid="0010577a"/>
    </style:style>
    <style:style style:name="P58" style:family="paragraph" style:parent-style-name="Standard" style:list-style-name="L9">
      <style:paragraph-properties fo:line-height="150%"/>
      <style:text-properties officeooo:paragraph-rsid="0026bb2f"/>
    </style:style>
    <style:style style:name="P59" style:family="paragraph" style:parent-style-name="Standard" style:list-style-name="L11">
      <style:paragraph-properties fo:line-height="150%"/>
      <style:text-properties officeooo:paragraph-rsid="00178327"/>
    </style:style>
    <style:style style:name="P60" style:family="paragraph" style:parent-style-name="Standard" style:list-style-name="L13">
      <style:paragraph-properties fo:line-height="150%"/>
      <style:text-properties officeooo:paragraph-rsid="0015ab5b"/>
    </style:style>
    <style:style style:name="P61" style:family="paragraph" style:parent-style-name="Standard">
      <style:paragraph-properties fo:line-height="150%"/>
      <style:text-properties style:font-name="Liberation Sans"/>
    </style:style>
    <style:style style:name="P62" style:family="paragraph" style:parent-style-name="Standard" style:list-style-name="L3">
      <style:paragraph-properties fo:line-height="150%"/>
      <style:text-properties style:font-name="Liberation Sans"/>
    </style:style>
    <style:style style:name="P63" style:family="paragraph" style:parent-style-name="Standard" style:list-style-name="L4">
      <style:paragraph-properties fo:line-height="150%"/>
      <style:text-properties style:font-name="Liberation Sans"/>
    </style:style>
    <style:style style:name="P64" style:family="paragraph" style:parent-style-name="Standard" style:list-style-name="L5">
      <style:paragraph-properties fo:line-height="150%"/>
      <style:text-properties style:font-name="Liberation Sans"/>
    </style:style>
    <style:style style:name="P65" style:family="paragraph" style:parent-style-name="Standard" style:list-style-name="L6">
      <style:paragraph-properties fo:line-height="150%"/>
      <style:text-properties style:font-name="Liberation Sans" officeooo:paragraph-rsid="000de965"/>
    </style:style>
    <style:style style:name="P66" style:family="paragraph" style:parent-style-name="Standard" style:list-style-name="L6">
      <loext:graphic-properties draw:fill="none"/>
      <style:paragraph-properties fo:line-height="150%" fo:hyphenation-ladder-count="no-limit" fo:background-color="transparent"/>
      <style:text-properties style:font-name="Liberation Sans" officeooo:paragraph-rsid="002694d2" fo:hyphenate="false"/>
    </style:style>
    <style:style style:name="P67" style:family="paragraph" style:parent-style-name="Standard" style:list-style-name="L8">
      <style:paragraph-properties fo:line-height="150%"/>
      <style:text-properties style:font-name="Liberation Sans"/>
    </style:style>
    <style:style style:name="P68" style:family="paragraph" style:parent-style-name="Standard">
      <style:paragraph-properties fo:line-height="150%"/>
      <style:text-properties style:font-name="Liberation Sans" officeooo:paragraph-rsid="0010577a"/>
    </style:style>
    <style:style style:name="P69" style:family="paragraph" style:parent-style-name="Standard" style:list-style-name="L4">
      <style:paragraph-properties fo:line-height="150%"/>
      <style:text-properties style:font-name="Liberation Sans" officeooo:rsid="001a34ff" officeooo:paragraph-rsid="001a34ff"/>
    </style:style>
    <style:style style:name="P70" style:family="paragraph" style:parent-style-name="Standard" style:list-style-name="L4">
      <style:paragraph-properties fo:line-height="150%"/>
      <style:text-properties style:font-name="Liberation Sans" officeooo:rsid="0009216b" officeooo:paragraph-rsid="0009216b"/>
    </style:style>
    <style:style style:name="P71" style:family="paragraph" style:parent-style-name="Standard" style:list-style-name="L5">
      <style:paragraph-properties fo:line-height="150%"/>
      <style:text-properties style:font-name="Liberation Sans" officeooo:rsid="0009216b" officeooo:paragraph-rsid="0009216b"/>
    </style:style>
    <style:style style:name="P72"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18969c" fo:hyphenate="false"/>
    </style:style>
    <style:style style:name="P73" style:family="paragraph" style:parent-style-name="Standard" style:list-style-name="L6">
      <loext:graphic-properties draw:fill="none"/>
      <style:paragraph-properties fo:line-height="150%" fo:hyphenation-ladder-count="no-limit" fo:background-color="transparent"/>
      <style:text-properties style:font-name="Liberation Sans" officeooo:rsid="000de965" officeooo:paragraph-rsid="002694d2" fo:hyphenate="false"/>
    </style:style>
    <style:style style:name="P74" style:family="paragraph" style:parent-style-name="Standard" style:list-style-name="L8">
      <style:paragraph-properties fo:line-height="150%"/>
      <style:text-properties style:font-name="Liberation Sans" officeooo:rsid="0010577a" officeooo:paragraph-rsid="0010577a"/>
    </style:style>
    <style:style style:name="P75" style:family="paragraph" style:parent-style-name="Standard" style:list-style-name="L6">
      <loext:graphic-properties draw:fill="none"/>
      <style:paragraph-properties fo:line-height="150%" fo:hyphenation-ladder-count="no-limit" fo:background-color="transparent"/>
      <style:text-properties officeooo:rsid="0018969c" officeooo:paragraph-rsid="0018969c" fo:hyphenate="false"/>
    </style:style>
    <style:style style:name="P76" style:family="paragraph" style:parent-style-name="Standard" style:list-style-name="L12">
      <style:paragraph-properties fo:line-height="150%"/>
      <style:text-properties fo:color="#4e9a06" style:font-name="Liberation Sans" fo:font-size="15pt" style:text-underline-style="solid" style:text-underline-width="auto" style:text-underline-color="font-color" fo:font-weight="bold" officeooo:paragraph-rsid="0012145a" style:text-underline-mode="continuous" style:text-overline-mode="continuous" style:text-line-through-mode="continuous" style:font-size-asian="15pt" style:font-weight-asian="bold" style:font-size-complex="15pt" style:font-weight-complex="bold"/>
    </style:style>
    <style:style style:name="P77"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paragraph-rsid="0010577a" style:text-underline-mode="continuous" style:text-overline-mode="continuous" style:text-line-through-mode="continuous" style:font-size-asian="15pt" style:font-weight-asian="bold" style:font-size-complex="15pt" style:font-weight-complex="bold"/>
    </style:style>
    <style:style style:name="P7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094541" officeooo:paragraph-rsid="000b55e2" style:text-underline-mode="continuous" style:text-overline-mode="continuous" style:text-line-through-mode="continuous" style:font-size-asian="15pt" style:font-weight-asian="bold" style:font-size-complex="15pt" style:font-weight-complex="bold"/>
    </style:style>
    <style:style style:name="P79" style:family="paragraph" style:parent-style-name="Standard" style:list-style-name="L2">
      <loext:graphic-properties draw:fill="none"/>
      <style:paragraph-properties fo:line-height="150%" fo:hyphenation-ladder-count="no-limit" fo:background-color="transparent">
        <style:tab-stops>
          <style:tab-stop style:position="0.095cm"/>
        </style:tab-stops>
      </style:paragraph-properties>
      <style:text-properties fo:color="#4e9a06" style:font-name="Liberation Sans" fo:font-size="15pt" style:text-underline-style="none" fo:font-weight="normal" officeooo:rsid="00094541" officeooo:paragraph-rsid="0020d1aa" style:text-underline-mode="continuous" style:text-overline-mode="continuous" style:text-line-through-mode="continuous" style:font-size-asian="15pt" style:font-weight-asian="normal" style:font-size-complex="15pt" style:font-weight-complex="normal" fo:hyphenate="false"/>
    </style:style>
    <style:style style:name="P80" style:family="paragraph" style:parent-style-name="Standard" style:list-style-name="L2" style:master-page-name="">
      <loext:graphic-properties draw:fill="none"/>
      <style:paragraph-properties fo:line-height="150%" fo:hyphenation-ladder-count="no-limit" style:page-number="auto" fo:background-color="transparent">
        <style:tab-stops>
          <style:tab-stop style:position="0.095cm"/>
        </style:tab-stops>
      </style:paragraph-properties>
      <style:text-properties fo:color="#000000" style:font-name="FreeSans" fo:font-size="12pt" style:text-underline-style="none" fo:font-weight="normal" officeooo:rsid="000cc683" officeooo:paragraph-rsid="0020d1aa" style:text-underline-mode="continuous" style:text-overline-mode="continuous" style:text-line-through-mode="continuous" style:font-size-asian="12pt" style:font-weight-asian="normal" style:font-size-complex="12pt" style:font-weight-complex="normal" fo:hyphenate="false"/>
    </style:style>
    <style:style style:name="P81" style:family="paragraph" style:parent-style-name="Standard" style:list-style-name="L6" style:master-page-name="">
      <loext:graphic-properties draw:fill="none"/>
      <style:paragraph-properties fo:margin-left="0.199cm" fo:margin-right="0cm" fo:line-height="150%" fo:hyphenation-ladder-count="no-limit" fo:text-indent="0cm" style:auto-text-indent="false" style:page-number="auto" fo:background-color="transparent"/>
      <style:text-properties officeooo:paragraph-rsid="0018969c" fo:hyphenate="false"/>
    </style:style>
    <style:style style:name="P82" style:family="paragraph" style:parent-style-name="Standard" style:list-style-name="L6">
      <loext:graphic-properties draw:fill="none"/>
      <style:paragraph-properties fo:margin-left="0.199cm" fo:margin-right="0cm" fo:line-height="150%" fo:hyphenation-ladder-count="no-limit" fo:text-indent="0cm" style:auto-text-indent="false" fo:background-color="transparent"/>
      <style:text-properties style:font-name="Liberation Sans" officeooo:rsid="0018969c" officeooo:paragraph-rsid="0018969c" fo:hyphenate="false"/>
    </style:style>
    <style:style style:name="P83" style:family="paragraph" style:parent-style-name="Standard" style:master-page-name="MP0">
      <style:paragraph-properties fo:text-align="center" style:justify-single-word="false" style:page-number="auto" fo:break-before="page"/>
      <style:text-properties fo:color="#16335d" style:font-name="Liberation San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Liberation Sans" fo:font-size="10pt" style:font-size-asian="10pt" style:font-size-complex="10pt"/>
    </style:style>
    <style:style style:name="T2" style:family="text">
      <style:text-properties fo:color="#000000" style:font-name="Liberation Sans" fo:font-size="10pt" fo:background-color="#ffffff" loext:char-shading-value="0" style:font-size-asian="10pt" style:font-size-complex="10pt"/>
    </style:style>
    <style:style style:name="T3"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4" style:family="text">
      <style:text-properties fo:color="#000000" style:font-name="FreeSans" style:text-underline-style="none" fo:font-weight="normal" officeooo:rsid="000b55e2" style:text-underline-mode="continuous" style:text-overline-mode="continuous" style:text-line-through-mode="continuous" style:font-weight-asian="normal" style:font-weight-complex="normal"/>
    </style:style>
    <style:style style:name="T5" style:family="text">
      <style:text-properties fo:color="#000000" style:font-name="FreeSans" style:text-underline-style="none" fo:font-weight="normal" officeooo:rsid="000cc683" style:text-underline-mode="continuous" style:text-overline-mode="continuous" style:text-line-through-mode="continuous" style:font-weight-asian="normal" style:font-weight-complex="normal"/>
    </style:style>
    <style:style style:name="T6" style:family="text">
      <style:text-properties fo:color="#000000" style:font-name="FreeSans" style:text-underline-style="none" fo:font-weight="normal" officeooo:rsid="001ef6f5" style:text-underline-mode="continuous" style:text-overline-mode="continuous" style:text-line-through-mode="continuous" style:font-weight-asian="normal" style:font-weight-complex="normal"/>
    </style:style>
    <style:style style:name="T7" style:family="text">
      <style:text-properties fo:color="#000000" style:font-name="FreeSans" style:text-underline-style="none" fo:font-weight="normal" officeooo:rsid="00211f8f" style:text-underline-mode="continuous" style:text-overline-mode="continuous" style:text-line-through-mode="continuous" style:font-weight-asian="normal" style:font-weight-complex="normal"/>
    </style:style>
    <style:style style:name="T8" style:family="text">
      <style:text-properties style:font-name="Liberation Sans"/>
    </style:style>
    <style:style style:name="T9" style:family="text">
      <style:text-properties style:font-name="Liberation Sans" fo:font-size="14pt" fo:font-weight="bold" style:font-size-asian="14pt" style:font-weight-asian="bold" style:font-size-complex="14pt" style:font-weight-complex="bold"/>
    </style:style>
    <style:style style:name="T10" style:family="text">
      <style:text-properties style:font-name="Liberation Sans" fo:font-size="14pt" fo:font-weight="bold" officeooo:rsid="00096a32" style:font-size-asian="14pt" style:font-weight-asian="bold" style:font-size-complex="14pt" style:font-weight-complex="bold"/>
    </style:style>
    <style:style style:name="T11" style:family="text">
      <style:text-properties style:font-name="Liberation Sans" officeooo:rsid="0008c347"/>
    </style:style>
    <style:style style:name="T12" style:family="text">
      <style:text-properties style:font-name="Liberation Sans" officeooo:rsid="0009216b"/>
    </style:style>
    <style:style style:name="T13" style:family="text">
      <style:text-properties style:font-name="Liberation Sans" officeooo:rsid="00096a32"/>
    </style:style>
    <style:style style:name="T14" style:family="text">
      <style:text-properties style:font-name="Liberation Sans" officeooo:rsid="000de965"/>
    </style:style>
    <style:style style:name="T15" style:family="text">
      <style:text-properties style:font-name="Liberation Sans" officeooo:rsid="0010577a"/>
    </style:style>
    <style:style style:name="T16" style:family="text">
      <style:text-properties style:font-name="Liberation Sans" officeooo:rsid="0012145a"/>
    </style:style>
    <style:style style:name="T17" style:family="text">
      <style:text-properties style:font-name="Liberation Sans" officeooo:rsid="0018969c"/>
    </style:style>
    <style:style style:name="T18" style:family="text">
      <style:text-properties style:font-name="Liberation Sans" officeooo:rsid="001a34ff"/>
    </style:style>
    <style:style style:name="T19" style:family="text">
      <style:text-properties style:font-name="Liberation Sans" officeooo:rsid="001a34ff" fo:background-color="#ffffff" loext:char-shading-value="0"/>
    </style:style>
    <style:style style:name="T20" style:family="text">
      <style:text-properties style:font-name="Liberation Sans" officeooo:rsid="001c29b9" fo:background-color="#ffffff" loext:char-shading-value="0"/>
    </style:style>
    <style:style style:name="T21" style:family="text">
      <style:text-properties style:font-name="Liberation Sans" officeooo:rsid="0018969c" fo:background-color="#ffffff" loext:char-shading-value="0"/>
    </style:style>
    <style:style style:name="T22" style:family="text">
      <style:text-properties style:font-name="Liberation Sans" officeooo:rsid="001b1e2b" fo:background-color="#ffffff" loext:char-shading-value="0"/>
    </style:style>
    <style:style style:name="T23" style:family="text">
      <style:text-properties style:font-name="Liberation Sans" officeooo:rsid="002694d2" fo:background-color="#ffffff" loext:char-shading-value="0"/>
    </style:style>
    <style:style style:name="T24" style:family="text">
      <style:text-properties style:font-name="Liberation Sans" officeooo:rsid="00246550"/>
    </style:style>
    <style:style style:name="T25" style:family="text">
      <style:text-properties style:font-name="Liberation Sans" officeooo:rsid="002694d2"/>
    </style:style>
    <style:style style:name="T26" style:family="text">
      <style:text-properties style:font-name="Liberation Sans" officeooo:rsid="001b1e2b"/>
    </style:style>
    <style:style style:name="T27" style:family="text">
      <style:text-properties style:font-name="Liberation Sans" officeooo:rsid="0026bb2f"/>
    </style:style>
    <style:style style:name="T28" style:family="text">
      <style:text-properties style:font-name="Liberation Sans" officeooo:rsid="002749f7"/>
    </style:style>
    <style:style style:name="T29" style:family="text">
      <style:text-properties officeooo:rsid="00098a30"/>
    </style:style>
    <style:style style:name="T30" style:family="text">
      <style:text-properties officeooo:rsid="00094541"/>
    </style:style>
    <style:style style:name="T31" style:family="text">
      <style:text-properties officeooo:rsid="000cc683"/>
    </style:style>
    <style:style style:name="T32" style:family="text">
      <style:text-properties officeooo:rsid="000de965"/>
    </style:style>
    <style:style style:name="T33" style:family="text">
      <style:text-properties officeooo:rsid="0010577a"/>
    </style:style>
    <style:style style:name="T34" style:family="text">
      <style:text-properties fo:font-size="11pt" style:font-size-asian="9.60000038146973pt" style:font-size-complex="11pt"/>
    </style:style>
    <style:style style:name="T35" style:family="text">
      <style:text-properties officeooo:rsid="0013e305"/>
    </style:style>
    <style:style style:name="T36" style:family="text">
      <style:text-properties officeooo:rsid="0018969c"/>
    </style:style>
    <style:style style:name="T37" style:family="text">
      <style:text-properties officeooo:rsid="001a34ff"/>
    </style:style>
    <style:style style:name="T38" style:family="text">
      <style:text-properties officeooo:rsid="0009216b"/>
    </style:style>
    <style:style style:name="T39" style:family="text">
      <style:text-properties officeooo:rsid="001b1e2b"/>
    </style:style>
    <style:style style:name="T40" style:family="text">
      <style:text-properties fo:background-color="#ffffff" loext:char-shading-value="0"/>
    </style:style>
    <style:style style:name="T41" style:family="text">
      <style:text-properties officeooo:rsid="001a34ff" fo:background-color="#ffffff" loext:char-shading-value="0"/>
    </style:style>
    <style:style style:name="T42" style:family="text">
      <style:text-properties officeooo:rsid="001c29b9" fo:background-color="#ffffff" loext:char-shading-value="0"/>
    </style:style>
    <style:style style:name="T43" style:family="text">
      <style:text-properties officeooo:rsid="001b1e2b" fo:background-color="#ffffff" loext:char-shading-value="0"/>
    </style:style>
    <style:style style:name="T44" style:family="text">
      <style:text-properties officeooo:rsid="001e7843"/>
    </style:style>
    <style:style style:name="T45" style:family="text">
      <style:text-properties officeooo:rsid="001ef6f5"/>
    </style:style>
    <style:style style:name="T46" style:family="text">
      <style:text-properties officeooo:rsid="0020481d"/>
    </style:style>
    <style:style style:name="T47" style:family="text">
      <style:text-properties officeooo:rsid="0020d1aa"/>
    </style:style>
    <style:style style:name="T48" style:family="text">
      <style:text-properties officeooo:rsid="00211f8f"/>
    </style:style>
    <style:style style:name="T49" style:family="text">
      <style:text-properties officeooo:rsid="0025d8fe"/>
    </style:style>
    <style:style style:name="T50" style:family="text">
      <style:text-properties fo:color="#4e9a06"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51" style:family="text">
      <style:text-properties fo:color="#4e9a06" fo:font-size="15pt" style:text-underline-style="solid" style:text-underline-width="auto" style:text-underline-color="font-color" fo:font-weight="bold" officeooo:rsid="0013e305" style:text-underline-mode="continuous" style:text-overline-mode="continuous" style:text-line-through-mode="continuous" style:font-size-asian="15pt" style:font-weight-asian="bold" style:font-size-complex="15pt" style:font-weight-complex="bold"/>
    </style:style>
    <style:style style:name="T52" style:family="text">
      <style:text-properties fo:color="#4e9a06" fo:font-size="15pt" style:text-underline-style="solid" style:text-underline-width="auto" style:text-underline-color="font-color" fo:font-weight="bold" officeooo:rsid="000de965" style:text-underline-mode="continuous" style:text-overline-mode="continuous" style:text-line-through-mode="continuous" style:font-size-asian="15pt" style:font-weight-asian="bold" style:font-size-complex="15pt" style:font-weight-complex="bold"/>
    </style:style>
    <style:style style:name="T53" style:family="text">
      <style:text-properties fo:color="#4e9a06" fo:font-size="15pt" style:text-underline-style="solid" style:text-underline-width="auto" style:text-underline-color="font-color" fo:font-weight="bold" officeooo:rsid="0010577a" style:text-underline-mode="continuous" style:text-overline-mode="continuous" style:text-line-through-mode="continuous" style:font-size-asian="15pt" style:font-weight-asian="bold" style:font-size-complex="15pt" style:font-weight-complex="bold"/>
    </style:style>
    <style:style style:name="T54" style:family="text">
      <style:text-properties officeooo:rsid="002694d2"/>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size="10pt" fo:language="de" fo:country="DE" style:language-asian="zh" style:country-asian="CN" style:language-complex="hi" style:country-complex="IN"/>
    </style:style>
    <style:style style:name="T57" style:family="text">
      <style:text-properties fo:font-size="10.5pt" style:font-size-asian="10.5pt"/>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p text:style-name="P2">User-Stories</text:p>
      <text:p text:style-name="P2"/>
      <text:p text:style-name="P21">1. Registrierung Lehrer</text:p>
      <text:p text:style-name="P21"/>
      <text:p text:style-name="P26">Ein Lehrer möchte einen neuen Account erstellen, um seine erste Lerngruppe mit Aufgaben versorgen zu können und somit am Spiel teilhaben zu lassen.</text:p>
      <text:p text:style-name="P29"/>
      <text:p text:style-name="P30">Akzeptanzkriterien</text:p>
      <text:p text:style-name="P26"/>
      <text:list xml:id="list5117954298378067215" text:style-name="L1">
        <text:list-item>
          <text:p text:style-name="P38">Das System nimmt <text:span text:style-name="T29">die Anmeldedaten entgegen, hierbei handelt es sich um den Vornamen, den Nachnamen, sowie ein selbst gewähltes Passwort und Username. </text:span></text:p>
        </text:list-item>
        <text:list-item>
          <text:p text:style-name="P39"><text:span text:style-name="T44">Beim Drücken des „Sign-in“ Buttons nimmt d</text:span>as System die <text:span text:style-name="T44">Daten</text:span> entgegen und überprüft diese.</text:p>
          <text:list>
            <text:list-item>
              <text:p text:style-name="P43"><text:s/><text:span text:style-name="T45">Das System überprüft, ob alle Daten eingeben worden sind</text:span></text:p>
              <text:list>
                <text:list-item>
                  <text:p text:style-name="P45">Falls dies nicht der Fall ist, wird die Meldung „please fill in all fields“ <text:span text:style-name="T49">ausgegeben.</text:span></text:p>
                </text:list-item>
                <text:list-item>
                  <text:p text:style-name="P44">Falls dies der Fall ist, <text:span text:style-name="T46">wird mit der Überprüfung fortgefahren.</text:span></text:p>
                </text:list-item>
              </text:list>
            </text:list-item>
            <text:list-item>
              <text:p text:style-name="P43">Das System überprüft, ob die gewählte Email gültig ist.</text:p>
              <text:list>
                <text:list-item>
                  <text:p text:style-name="P42">Falls dies nicht der Fall ist, wird die Meldung “<text:span text:style-name="T29">please check your email</text:span>“ ausgegeben.</text:p>
                </text:list-item>
                <text:list-item>
                  <text:p text:style-name="P42">Falls dies nicht der Fall ist, wird mit der nächsten Überprüfung fortgefahren.</text:p>
                </text:list-item>
              </text:list>
            </text:list-item>
            <text:list-item>
              <text:p text:style-name="P42">Das System überprüft, ob zu der gewählten Email bereits ein Konto existiert</text:p>
              <text:list>
                <text:list-item>
                  <text:p text:style-name="P42">Falls dies der Fall ist, wird die Meldung <text:s/>“this email is already taken“ ausgegeben.</text:p>
                </text:list-item>
                <text:list-item>
                  <text:p text:style-name="P42">Falls dies nicht der Fall ist, <text:span text:style-name="T44">wird die Meldung “Sign in successful, you should have got a new email“</text:span> wird <text:span text:style-name="T44">vom System </text:span>eine Bestätigungsmail gesendet <text:span text:style-name="T44">und die Nutzerdaten vorerst in der Datenbank gespeichert.</text:span></text:p>
                </text:list-item>
              </text:list>
            </text:list-item>
          </text:list>
        </text:list-item>
      </text:list>
      <text:p text:style-name="P40"><text:soft-page-break/></text:p>
      <text:p text:style-name="P21"/>
      <text:p text:style-name="P21">2. Registrierung Schüler</text:p>
      <text:p text:style-name="P21"/>
      <text:p text:style-name="P32">Ein Schüler registriert sich, um mit seinen Klassenkameraden an den Lernspiel teilnehmen zu können, um sein Schulwissen spielerisch zu verbessern.</text:p>
      <text:p text:style-name="P32"/>
      <text:p text:style-name="P33">Akzeptanzkriterien:<text:span text:style-name="T34"><text:line-break/></text:span></text:p>
      <text:list xml:id="list2566689070489547268" text:style-name="L2">
        <text:list-item>
          <text:p text:style-name="P46">Das System nimmt einen <text:span text:style-name="T45">T</text:span>oken entgegen und überprüft diesen, <text:span text:style-name="T47">sobald der „check token“-Button gedrückt wurde</text:span>.</text:p>
          <text:list>
            <text:list-item>
              <text:p text:style-name="P46">Falls der Token <text:span text:style-name="T48">gültig</text:span> ist wird <text:span text:style-name="T47">mit der Registrierung fortgefahren.</text:span></text:p>
            </text:list-item>
            <text:list-item>
              <text:p text:style-name="P49"><text:span text:style-name="T4">Falls der Token </text:span><text:span text:style-name="T7">gültig </text:span><text:span text:style-name="T4">ist, wird dem Schüler die Fehlermeldung “your </text:span><text:span text:style-name="T6">t</text:span><text:span text:style-name="T4">oken do</text:span><text:span text:style-name="T6">es</text:span><text:span text:style-name="T4">n‘t </text:span><text:span text:style-name="T6">e</text:span><text:span text:style-name="T4">xist, </text:span><text:span text:style-name="T5">please check it</text:span><text:span text:style-name="T4">“ </text:span><text:span text:style-name="T5">ausgegeben. </text:span></text:p>
            </text:list-item>
          </text:list>
        </text:list-item>
        <text:list-item>
          <text:p text:style-name="P80">Bei korrekten Token <text:span text:style-name="T47">erscheint das Feld für die Eingabe von Passwort, Nutzernamen und Charakterauswahl, sowie der “check-in“ Button.</text:span></text:p>
        </text:list-item>
        <text:list-item>
          <text:p text:style-name="P48">Der Schüler gibt Passwort und Nutzername ein, sucht den Charakter aus und klickt den “check-in“-Button.</text:p>
        </text:list-item>
        <text:list-item>
          <text:p text:style-name="P47">D<text:span text:style-name="T48">as System überprüft die Daten. </text:span></text:p>
          <text:list>
            <text:list-item>
              <text:p text:style-name="P47">Falls der Schüler nicht alle Felder ausfüllt, wird die Meldung „please fill in all fields“ ausgegeben.</text:p>
            </text:list-item>
            <text:list-item>
              <text:p text:style-name="P47">Falls der Schüler alle Felder ausge<text:span text:style-name="T48">füllt hat, öffnet das System das Spiel.</text:span></text:p>
            </text:list-item>
          </text:list>
          <text:p text:style-name="P79"/>
        </text:list-item>
      </text:list>
      <text:p text:style-name="P21"/>
      <text:p text:style-name="P21"/>
      <text:p text:style-name="P21"/>
      <text:p text:style-name="P21"><text:soft-page-break/></text:p>
      <text:p text:style-name="P21"/>
      <text:p text:style-name="P21">3. US Login</text:p>
      <text:p text:style-name="P21"/>
      <text:p text:style-name="P11">Der <text:span text:style-name="T30">Schüler</text:span> will sich in das Spiel einloggen, um zu lernen und sein Wissen zu erweitern. <text:span text:style-name="T36">Ein Lehrer möchte sich einloggen, u</text:span><text:span text:style-name="T3">m neue Klassenzimmer und die zugehörigen Schüler und Aufgaben für diese zu erstellen oder diese zu beobachten.</text:span></text:p>
      <text:p text:style-name="P27">Die Eingabe besteht aus dem Nutzernamen und <text:s/>Passwort des Nutzers</text:p>
      <text:p text:style-name="P14"/>
      <text:p text:style-name="P3">Akzeptanzkriterien</text:p>
      <text:p text:style-name="P3"/>
      <text:list xml:id="list2243477522241713315" text:style-name="L3">
        <text:list-item>
          <text:p text:style-name="P50"><text:span text:style-name="Absatz-Standardschriftart"><text:span text:style-name="T24">Nachdem der “Log-in“-Button gedrückt wurde überprüft das</text:span></text:span><text:span text:style-name="Absatz-Standardschriftart"><text:span text:style-name="T8"> System, ob der eingegebene Nutzername bereits registriert ist.</text:span></text:span></text:p>
          <text:list>
            <text:list-item>
              <text:p text:style-name="P50"><text:span text:style-name="Absatz-Standardschriftart"><text:span text:style-name="T8">Falls der eingegebene Nutzername nicht registriert und somit nicht existent ist, wird </text:span></text:span><text:span text:style-name="Absatz-Standardschriftart"><text:span text:style-name="T11">die Meldung “</text:span></text:span><text:span text:style-name="Absatz-Standardschriftart"><text:span text:style-name="T24">u</text:span></text:span><text:span text:style-name="Absatz-Standardschriftart"><text:span text:style-name="T11">sername do</text:span></text:span><text:span text:style-name="Absatz-Standardschriftart"><text:span text:style-name="T24">es</text:span></text:span><text:span text:style-name="Absatz-Standardschriftart"><text:span text:style-name="T11">n‘t exist“ ausgegeben.</text:span></text:span></text:p>
            </text:list-item>
            <text:list-item>
              <text:p text:style-name="P50"><text:span text:style-name="Absatz-Standardschriftart"><text:span text:style-name="T8">Falls der Nutzername existiert, wird mit der Verarbeitung fortgefahren.</text:span></text:span></text:p>
            </text:list-item>
          </text:list>
        </text:list-item>
        <text:list-item>
          <text:p text:style-name="P62">Das System überprüft, ob das eingegebene Passwort mit dem Nutzernamen übereinstimmt.</text:p>
          <text:list>
            <text:list-item>
              <text:p text:style-name="P50"><text:span text:style-name="Absatz-Standardschriftart"><text:span text:style-name="T8">Falls das Passwort nicht mit dem Nutzernamen übereinstimmt, gibt das System hierfür </text:span></text:span><text:span text:style-name="Absatz-Standardschriftart"><text:span text:style-name="T11">die Fehlermeldung “incorrect password“ aus</text:span></text:span><text:span text:style-name="Absatz-Standardschriftart"><text:span text:style-name="T8">.</text:span></text:span></text:p>
            </text:list-item>
            <text:list-item>
              <text:p text:style-name="P62">Sind beide Eingaben existent bzw. richtig und der Login somit erfolgreich, kann der Nutzer nun fortfahren.</text:p>
            </text:list-item>
          </text:list>
        </text:list-item>
        <text:list-item>
          <text:p text:style-name="P62">Das System bereitet das Spiel auf den individuellen Stand des nun eingeloggten Users vor <text:span text:style-name="T31">und öffnet dieses</text:span>.</text:p>
        </text:list-item>
      </text:list>
      <text:p text:style-name="P7"/>
      <text:p text:style-name="P7"/>
      <text:p text:style-name="P7"/>
      <text:p text:style-name="P7"/>
      <text:p text:style-name="P22"><text:soft-page-break/><text:span text:style-name="T31">4</text:span>. US <text:span text:style-name="T32">Schüler beantwortet </text:span>Aufgabe (Multiple Choice)</text:p>
      <text:p text:style-name="P7"/>
      <text:p text:style-name="P7">Der Spieler wählt eine oder mehrere Antworten aus, um Wissenspunkte zu sammeln. <text:span text:style-name="T41">(siehe </text:span><text:span text:style-name="T42">Abbildung 12</text:span><text:span text:style-name="T41">)</text:span></text:p>
      <text:p text:style-name="P15"/>
      <text:p text:style-name="P16"><text:span text:style-name="Absatz-Standardschriftart"><text:span text:style-name="T9">Akzeptanzkriterien</text:span></text:span></text:p>
      <text:p text:style-name="P7"/>
      <text:list xml:id="list5845547269933921698" text:style-name="L4">
        <text:list-item>
          <text:p text:style-name="P51"><text:span text:style-name="Absatz-Standardschriftart"><text:span text:style-name="T8">Das System prüft, wie viele richtige Antwortmöglichkeiten bei der beantworteten Frage benötigt sind und merkt sich </text:span></text:span><text:span text:style-name="Absatz-Standardschriftart"><text:span text:style-name="T14">diese,</text:span></text:span><text:span text:style-name="Absatz-Standardschriftart"><text:span text:style-name="T8"> </text:span></text:span><text:span text:style-name="Absatz-Standardschriftart"><text:span text:style-name="T12">sowie die konkret angekreuzten Kästchen</text:span></text:span><text:span text:style-name="Absatz-Standardschriftart"><text:span text:style-name="T8">.</text:span></text:span></text:p>
        </text:list-item>
        <text:list-item>
          <text:p text:style-name="P63">Das System vergleicht die vom Nutzer angekreuzten Antworten mit den tatsächlich richtigen Antwortmöglichkeiten und merkt sich die vom Nutzer in der Aufgabe erreichte Punktzahl.</text:p>
        </text:list-item>
        <text:list-item>
          <text:p text:style-name="P69">Das System markiert die richtigen und falschen Antworten und d<text:span text:style-name="T38">er User bekommt eine Meldung ausgegeben.</text:span></text:p>
          <text:list>
            <text:list-item>
              <text:p text:style-name="P70">Bei richtig beantworteter Frage die Meldung “You got it“</text:p>
            </text:list-item>
            <text:list-item>
              <text:p text:style-name="P70">Bei nicht richtig beantworteter Frage die Meldung “Sorry, Try again later“</text:p>
            </text:list-item>
          </text:list>
        </text:list-item>
        <text:list-item>
          <text:p text:style-name="P63">Das System addiert die sich gemerkte Punktzahl auf die bereits bisher erreichten Wissenspunkte des Spielers, speichert diese <text:span text:style-name="T32">und aktualisiert die Anzeige</text:span>.</text:p>
        </text:list-item>
      </text:list>
      <text:p text:style-name="P7"/>
      <text:p text:style-name="P7"/>
      <text:p text:style-name="P22"/>
      <text:p text:style-name="P22"/>
      <text:p text:style-name="P22"/>
      <text:p text:style-name="P22"/>
      <text:p text:style-name="P22"/>
      <text:p text:style-name="P22"/>
      <text:p text:style-name="P22"><text:soft-page-break/></text:p>
      <text:p text:style-name="P22"/>
      <text:p text:style-name="P22"><text:span text:style-name="T35">5</text:span>. US <text:span text:style-name="T36">Schüler beantwortet </text:span>Aufgabe <text:s/>(Frage-Antwort-Aufgabe) </text:p>
      <text:p text:style-name="P7"/>
      <text:p text:style-name="P7">Der Spieler antwortet auf eine Frage-Antwort-Aufgabe mit einem Text, um Wissenspunkte zu sammeln<text:span text:style-name="T40">. </text:span><text:span text:style-name="T41">(siehe A</text:span><text:span text:style-name="T42">bbildung 16</text:span><text:span text:style-name="T41">)</text:span></text:p>
      <text:p text:style-name="P12"/>
      <text:p text:style-name="P3">Akzeptanzkriterien</text:p>
      <text:list xml:id="list4745495982485808601" text:style-name="L5">
        <text:list-item>
          <text:p text:style-name="P64">Der eingegebene Text wird vom System eingelesen.</text:p>
        </text:list-item>
        <text:list-item>
          <text:p text:style-name="P52"><text:span text:style-name="Absatz-Standardschriftart"><text:span text:style-name="T8">Das System wertet die vom User eingegebene Antwort aus und merkt sich die erworbene Punktanzahl, je nachdem wie </text:span></text:span><text:span text:style-name="Absatz-Standardschriftart"><text:span text:style-name="T12">fehlerlastig</text:span></text:span><text:span text:style-name="Absatz-Standardschriftart"><text:span text:style-name="T8"> die Antwort ist.</text:span></text:span></text:p>
        </text:list-item>
        <text:list-item>
          <text:p text:style-name="P71">Der User bekommt eine Meldung ausgegeben.</text:p>
          <text:list>
            <text:list-item>
              <text:p text:style-name="P71">Bei richtig beantworteter Frage die Meldung “You got it“</text:p>
            </text:list-item>
            <text:list-item>
              <text:p text:style-name="P71"><text:span text:style-name="Absatz-Standardschriftart"><text:span text:style-name="T12">Bei nicht richtig beantworteter Frage die Meldung “Sorry, Try again later“</text:span></text:span></text:p>
            </text:list-item>
          </text:list>
        </text:list-item>
        <text:list-item>
          <text:p text:style-name="P52"><text:span text:style-name="Absatz-Standardschriftart"><text:span text:style-name="T8">Das System addiert die sich gemerkte Punktzahl auf die bereits bisher erreichten Wissenspunkte des Spielers, speichert diese </text:span></text:span><text:span text:style-name="Absatz-Standardschriftart"><text:span text:style-name="T14">und aktualisiert die Anzeige</text:span></text:span><text:span text:style-name="Absatz-Standardschriftart"><text:span text:style-name="T8">.</text:span></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51">6</text:span><text:span text:style-name="T50">. US </text:span><text:span text:style-name="T52">Schüler braucht Hilfe</text:span></text:p>
      <text:p text:style-name="P7"/>
      <text:p text:style-name="P7">Der Spieler kommt bei einer Aufgabe nicht weiter und betätigt deswegen den “<text:span text:style-name="T32">Help</text:span>“-Button.</text:p>
      <text:p text:style-name="P12"/>
      <text:p text:style-name="P3">Akzeptanzkriterien</text:p>
      <text:list xml:id="list39848468111971916" text:style-name="L6">
        <text:list-header>
          <text:p text:style-name="P65"/>
          <text:p text:style-name="P81"><text:span text:style-name="T17">Das System öffnet ein kleines Fenster, in welchem der User sich einen Tipp kaufen oder bei seinen Mitschülern um Hilfe fragen kann </text:span><text:span text:style-name="T19">(siehe </text:span><text:span text:style-name="T20">Abbildung 14</text:span><text:span text:style-name="T19">)</text:span><text:span text:style-name="T21">.</text:span></text:p>
          <text:p text:style-name="P82"/>
        </text:list-header>
        <text:list-item>
          <text:p text:style-name="P66"><text:span text:style-name="T32">Der Spieler betätigt den “Buy Hint“ Button: </text:span></text:p>
          <text:list>
            <text:list-item>
              <text:p text:style-name="P54"><text:span text:style-name="T8">Das System subtrahiert von der Gesamtpunktzahl der Kollaborationspunkte des Spielers eine bestimmte Anzahl von Punkten zur Bezahlung des Tipps.</text:span></text:p>
            </text:list-item>
            <text:list-item>
              <text:p text:style-name="P53"><text:span text:style-name="T8">Das System sucht mit der KI eine Hilfestellung passend zur Frage und zeigt diese dem Spieler </text:span><text:span text:style-name="T14">in dem kleinen Fenster</text:span><text:span text:style-name="T8"> an.</text:span></text:p>
              <text:p text:style-name="P72"/>
            </text:list-item>
          </text:list>
        </text:list-item>
        <text:list-item>
          <text:p text:style-name="P72">Der Spieler betätigt den “Ask for Help“ Button</text:p>
          <text:list>
            <text:list-item>
              <text:p text:style-name="P75"><office:annotation office:name="__Annotation__774_1716957354"><dc:creator>Unbekannter Autor</dc:creator><dc:date>2018-05-26T18:18:58</dc:date><text:p text:style-name="P84"><text:span text:style-name="T58">Weiß nicht genau wie ihr es haben wollt…</text:span></text:p><text:p text:style-name="P84"><text:span text:style-name="T58"/></text:p></office:annotation><text:span text:style-name="T14">D</text:span><text:span text:style-name="T8">as kleine Fe</text:span><text:span text:style-name="T25">n</text:span><text:span text:style-name="T8">ster schließt sich und der Spieler kommt auf eine neue Seite</text:span></text:p>
            </text:list-item>
            <text:list-item>
              <text:p text:style-name="P75"><text:span text:style-name="T8">oder: das kleine Fester zeigt ein Fragenfeld an.</text:span><office:annotation-end office:name="__Annotation__774_1716957354"/></text:p>
            </text:list-item>
            <text:list-item>
              <text:p text:style-name="P73">Der Spieler stellt seine Frage <text:span text:style-name="T54">und d</text:span>as System stellt Hilfe ber<text:span text:style-name="T54">eit.</text:span></text:p>
              <text:list>
                <text:list-item>
                  <text:p text:style-name="P54"><text:span text:style-name="T14">Falls ein anderer Mitspieler innerhalb von 50 Sekunden antwortet, </text:span><text:span text:style-name="T26">bekommt der User eine Mitteilung “Question Answered“</text:span><text:span text:style-name="T14"> </text:span><text:span text:style-name="T22">(siehe </text:span><text:span text:style-name="T20">Abbildung 19</text:span><text:span text:style-name="T22">) u</text:span><text:span text:style-name="T26">nd kann die Antworten der Mitspieler bewerten</text:span><text:span text:style-name="T14"> </text:span><text:span text:style-name="T19">(siehe Abb</text:span><text:span text:style-name="T20">ildung 20</text:span><text:span text:style-name="T23">).</text:span></text:p>
                </text:list-item>
                <text:list-item>
                  <text:p text:style-name="P73">Falls kein Spieler <text:span text:style-name="T54">a</text:span>ntwortet, greift die KI ein und wählt eine passende Antwort zu der Frage aus.</text:p>
                  <text:p text:style-name="P73"/>
                </text:list-item>
              </text:list>
            </text:list-item>
          </text:list>
        </text:list-item>
      </text:list>
      <text:p text:style-name="P7"/>
      <text:p text:style-name="P25"><text:soft-page-break/>7. US Schüler nutzt das Wiki</text:p>
      <text:p text:style-name="P22"/>
      <text:p text:style-name="P28">Der Schüler bemerkt, dass sein Wissensstand bei einer bestimmten Frage nicht ausreicht. Er möchte aber nicht direkt um Hilfe beten, sondern sich mithilfe eines Wikis weiter informieren, um so die Aufgabe <text:span text:style-name="T37">zu </text:span>löse<text:span text:style-name="T37">n</text:span>.</text:p>
      <text:p text:style-name="P28"/>
      <text:p text:style-name="P31">Akzeptanzkriterien:</text:p>
      <text:list xml:id="list5897916495940180008" text:style-name="L7">
        <text:list-item>
          <text:p text:style-name="P41">Der Anwender betätigt den “Info-Button“<text:span text:style-name="T40"> </text:span><text:span text:style-name="T41">(</text:span><text:span text:style-name="T42">siehe Abbildung 13</text:span><text:span text:style-name="T41">)</text:span><text:span text:style-name="T40">.</text:span></text:p>
        </text:list-item>
        <text:list-item>
          <text:p text:style-name="P41">Das System öffnet ein kleines Fenster mit <text:span text:style-name="T37">kurzen </text:span>Beschreibungen <text:span text:style-name="T37">der W</text:span>iki-Einträge, <text:span text:style-name="T37">des passenden Themas</text:span>. <text:s/></text:p>
        </text:list-item>
        <text:list-item>
          <text:p text:style-name="P41">Der Anwender klickt eine dieser Möglichkeiten an.</text:p>
        </text:list-item>
        <text:list-item>
          <text:p text:style-name="P41">Das kleine Fenster schließt sich und das System stellt <text:span text:style-name="T37">den </text:span>Artikel bereitet.</text:p>
        </text:list-item>
      </text:list>
      <text:p text:style-name="P8"/>
      <text:p text:style-name="P22"><text:span text:style-name="T35">8</text:span>. US <text:span text:style-name="T32">Schüler</text:span> hilft Mitspieler (Kollaboration)</text:p>
      <text:p text:style-name="P7"/>
      <text:p text:style-name="P7">Der Anwender hilft einem Mitspieler eine Aufgabe zu beantworten, um Kollaborationspunkte zu sammeln.</text:p>
      <text:p text:style-name="P12"/>
      <text:p text:style-name="P3">Akzeptanzkriterien</text:p>
      <text:p text:style-name="P7"/>
      <text:list xml:id="list3736542205126926765" text:style-name="L8">
        <text:list-item>
          <text:p text:style-name="P74">Der Anwender bekommt einen Hinweis, das ein Mitspieler Hilfe braucht durch die Notiz “<text:span text:style-name="T39">Need your H</text:span><text:span text:style-name="T43">elp</text:span><text:span text:style-name="T40">“ </text:span><text:span text:style-name="T41">(siehe Abb</text:span><text:span text:style-name="T42">ildung 17</text:span><text:span text:style-name="T41">)</text:span><text:span text:style-name="T40"> </text:span></text:p>
        </text:list-item>
        <text:list-item>
          <text:p text:style-name="P67">Der Anwender gibt seine Antwort auf die Frage ein und schickt diese ab.</text:p>
        </text:list-item>
        <text:list-item>
          <text:p text:style-name="P56"><text:span text:style-name="Absatz-Standardschriftart"><text:span text:style-name="T8">Das System stellt dem Fragesteller </text:span></text:span><office:annotation office:name="7"><dc:creator>Noah Lehmann</dc:creator><dc:date>2018-05-20T14:56:00</dc:date><text:p><text:span text:style-name="T57">Sicher alle?</text:span></text:p></office:annotation><text:span text:style-name="Absatz-Standardschriftart"><text:span text:style-name="T8">alle</text:span></text:span><office:annotation-end office:name="7"/><office:annotation><dc:creator>Unbekannter Autor</dc:creator><dc:date>2018-05-25T00:31:08</dc:date><text:p text:style-name="P84"><text:span text:style-name="T55">Antwort auf Noah Lehmann (20.05.2018, 14:56): "..."</text:span></text:p><text:p><text:span text:style-name="T56">Ne jetzt nicht mehr...</text:span></text:p></office:annotation><text:span text:style-name="Absatz-Standardschriftart"><text:span text:style-name="T8"> eingegeben Antworten bereit.</text:span></text:span></text:p>
        </text:list-item>
        <text:list-item>
          <text:p text:style-name="P56"><text:span text:style-name="Absatz-Standardschriftart"><text:span text:style-name="T8">Das System verteilt Kollaborationspunkte an die am besten bewerteten Plätze und addiert diese somit auf die Kollaborationskonten der Beantworter.</text:span></text:span></text:p>
        </text:list-item>
      </text:list>
      <text:p text:style-name="P22"/>
      <text:p text:style-name="P9"><text:soft-page-break/><text:span text:style-name="T51">9</text:span><text:span text:style-name="T50">. US </text:span><text:span text:style-name="T53">Lehrer erstellt ein Klassenzimmer</text:span></text:p>
      <text:p text:style-name="P9"><text:span text:style-name="T53"/></text:p>
      <text:p text:style-name="P17"><text:span text:style-name="Absatz-Standardschriftart"><text:span text:style-name="T15">Der Lehrer möchte einer neuen Klasse die Möglichkeit geben am Spiel teilzunehmen.</text:span></text:span></text:p>
      <text:p text:style-name="P13"/>
      <text:p text:style-name="P4">Akzeptanzkriterien</text:p>
      <text:p text:style-name="P9"/>
      <text:list xml:id="list3084465048286234674" text:style-name="L9">
        <text:list-item>
          <text:p text:style-name="P57"><text:span text:style-name="Absatz-Standardschriftart"><text:span text:style-name="T15">Der Lehrer </text:span></text:span><text:span text:style-name="Absatz-Standardschriftart"><text:span text:style-name="T27">klickt den</text:span></text:span><text:span text:style-name="Absatz-Standardschriftart"><text:span text:style-name="T15"> “create Session“-</text:span></text:span><text:span text:style-name="Absatz-Standardschriftart"><text:span text:style-name="T27">Button im Menü</text:span></text:span><text:span text:style-name="Absatz-Standardschriftart"><text:span text:style-name="T15">, </text:span></text:span><text:span text:style-name="Absatz-Standardschriftart"><text:span text:style-name="T27">wodurch sich ein neues Fenster öffnet</text:span></text:span><text:span text:style-name="Absatz-Standardschriftart"><text:span text:style-name="T15">.</text:span></text:span></text:p>
        </text:list-item>
        <text:list-item>
          <text:p text:style-name="P57"><text:span text:style-name="Absatz-Standardschriftart"><text:span text:style-name="T15">Der Lehrer </text:span></text:span><text:span text:style-name="Absatz-Standardschriftart"><text:span text:style-name="T27">benennt die Session, </text:span></text:span><text:span text:style-name="Absatz-Standardschriftart"><text:span text:style-name="T15">sucht sich aus, wie viele Aufgaben </text:span></text:span><text:span text:style-name="Absatz-Standardschriftart"><text:span text:style-name="T18">es geben soll </text:span></text:span><text:span text:style-name="Absatz-Standardschriftart"><text:span text:style-name="T15">und gibt einen Rahmen für die Schwierigkeit der Level an, </text:span></text:span><text:span text:style-name="Absatz-Standardschriftart"><text:span text:style-name="T27">anschließend drückt er den “ok“-Button</text:span></text:span><text:span text:style-name="Absatz-Standardschriftart"><text:span text:style-name="T15">.</text:span></text:span></text:p>
        </text:list-item>
        <text:list-item>
          <text:p text:style-name="P58"><text:span text:style-name="Absatz-Standardschriftart"><text:span text:style-name="T27">Das System überprüft, ob alle Felder ausgefüllt sind</text:span></text:span></text:p>
          <text:list>
            <text:list-item>
              <text:p text:style-name="P58"><text:span text:style-name="Absatz-Standardschriftart"><text:span text:style-name="T27">Falls nicht alle Felder ausgefüllt worden sind wird die Meldung “please fill in all fields“ ausgegeben. </text:span></text:span></text:p>
            </text:list-item>
            <text:list-item>
              <text:p text:style-name="P58"><text:span text:style-name="Absatz-Standardschriftart"><text:span text:style-name="T27">Falls alle Felder ausgefüllt wurden, werden die Daten gespeichert und der Lehrer gelangt zurück zum vorherigen Bildschirm.</text:span></text:span></text:p>
            </text:list-item>
          </text:list>
        </text:list-item>
      </text:list>
      <text:p text:style-name="P23"><text:span text:style-name="Absatz-Standardschriftart"/></text:p>
      <text:p text:style-name="P23"/>
      <text:p text:style-name="P23"/>
      <text:p text:style-name="P23"/>
      <text:p text:style-name="P23"/>
      <text:p text:style-name="P23"/>
      <text:p text:style-name="P23"/>
      <text:p text:style-name="P23"/>
      <text:p text:style-name="P23"/>
      <text:p text:style-name="P23"/>
      <text:p text:style-name="P23"><text:soft-page-break/><text:span text:style-name="T35">10</text:span>. US <text:span text:style-name="T33">Lehrer möchte Statistiken sehen</text:span></text:p>
      <text:p text:style-name="P9"/>
      <text:p text:style-name="P17"><text:span text:style-name="Absatz-Standardschriftart"><text:span text:style-name="T8">D</text:span></text:span><text:span text:style-name="Absatz-Standardschriftart"><text:span text:style-name="T15">er Lehrer ist daran interessiert, wie gut sich seine Schüler schlagen, um so seinen Unterricht an die Schwierigkeiten dieser anzupassen.</text:span></text:span></text:p>
      <text:p text:style-name="P13"/>
      <text:p text:style-name="P5">Akzeptanzkriterien</text:p>
      <text:p text:style-name="P20"><text:span text:style-name="Absatz-Standardschriftart"><text:span text:style-name="T16">Der Lehrer verwendet den “Statistics“ Button um ins Statistics Menü zu gelangen.</text:span></text:span></text:p>
      <text:list xml:id="list5569719873134698146" text:style-name="L10">
        <text:list-item>
          <text:p text:style-name="P55"><text:span text:style-name="Absatz-Standardschriftart"><text:span text:style-name="T15">Der Lehrer betätigt den “</text:span></text:span><text:span text:style-name="Absatz-Standardschriftart"><text:span text:style-name="T16">Topics</text:span></text:span><text:span text:style-name="Absatz-Standardschriftart"><text:span text:style-name="T15">“ Button, </text:span></text:span><text:span text:style-name="Absatz-Standardschriftart"><text:span text:style-name="T16">dadurch generiert d</text:span></text:span><text:span text:style-name="Absatz-Standardschriftart"><text:span text:style-name="T15">as System eine Statistik, über die korrekt beantworteten Fragen der Schüler zu einem einzelnen Thema</text:span></text:span></text:p>
        </text:list-item>
        <text:list-item>
          <text:p text:style-name="P55"><text:span text:style-name="Absatz-Standardschriftart"><text:span text:style-name="T16">Der Lehrer betätigt den “Users Statistic“ Button, um die Leistung eines einzelnen Schülers beobachten zu können.</text:span></text:span></text:p>
        </text:list-item>
      </text:list>
      <text:p text:style-name="P23"><text:span text:style-name="Absatz-Standardschriftart"/></text:p>
      <text:p text:style-name="P23"><text:span text:style-name="Absatz-Standardschriftart"/></text:p>
      <text:p text:style-name="P24"><text:span text:style-name="T35">11</text:span>. US <text:span text:style-name="T33">Lehrer verwaltet Schülerkonten </text:span></text:p>
      <text:p text:style-name="P10"/>
      <text:p text:style-name="P18"><text:span text:style-name="Absatz-Standardschriftart"><text:span text:style-name="T8">D</text:span></text:span><text:span text:style-name="Absatz-Standardschriftart"><text:span text:style-name="T15">er Lehrer </text:span></text:span><text:span text:style-name="Absatz-Standardschriftart"><text:span text:style-name="T16">möchte die Konten seine Schützlinge verwalten, um bei einen vergessenen Passwort dem Schüler wieder die Möglichkeit zu geben weiter zu spielen oder inaktive Accounts zu löschen.</text:span></text:span></text:p>
      <text:p text:style-name="P18"><text:span text:style-name="Absatz-Standardschriftart"><text:span text:style-name="T16"/></text:span></text:p>
      <text:p text:style-name="P5">Akzeptanzkriterien</text:p>
      <text:p text:style-name="P20"><text:span text:style-name="Absatz-Standardschriftart"><text:span text:style-name="T16">Der Lehrer betätigt den “</text:span></text:span><text:span text:style-name="Absatz-Standardschriftart"><text:span text:style-name="T28">v</text:span></text:span><text:span text:style-name="Absatz-Standardschriftart"><text:span text:style-name="T16">iew Users“-</text:span></text:span><text:span text:style-name="Absatz-Standardschriftart"><text:span text:style-name="T28">Button,</text:span></text:span><text:span text:style-name="Absatz-Standardschriftart"><text:span text:style-name="T16"> um ins Verwaltungsmenü zu kommen.</text:span></text:span></text:p>
      <text:list xml:id="list4821228692646325975" text:style-name="L11">
        <text:list-item>
          <text:p text:style-name="P59"><text:span text:style-name="Absatz-Standardschriftart"><text:span text:style-name="T16">Falls der Lehrer nun den “delete“-Button auf einen Schüler anwendet, wird der Account dieses Mitspielers vom System gelöscht.</text:span></text:span></text:p>
        </text:list-item>
        <text:list-item>
          <text:p text:style-name="P59"><text:span text:style-name="Absatz-Standardschriftart"><text:span text:style-name="T16">Falls der Lehrer den “</text:span></text:span><text:span text:style-name="Absatz-Standardschriftart"><text:span text:style-name="T18">p</text:span></text:span><text:span text:style-name="Absatz-Standardschriftart"><text:span text:style-name="T16">asswort reset“ Button verwendet, </text:span></text:span><text:span text:style-name="Absatz-Standardschriftart"><text:span text:style-name="T18">hat</text:span></text:span><text:span text:style-name="Absatz-Standardschriftart"><text:span text:style-name="T16"> der Schüler beim näch</text:span></text:span><text:span text:style-name="Absatz-Standardschriftart"><text:span text:style-name="T18">s</text:span></text:span><text:span text:style-name="Absatz-Standardschriftart"><text:span text:style-name="T16">ten Login-Versuch die Möglichkeit ein neues Passwort einzugeben. </text:span></text:span><text:span text:style-name="Absatz-Standardschriftart"><text:span text:style-name="T18">Das neue Passwort wird vom System gespeichert und das alte gelöscht. </text:span></text:span><text:span text:style-name="Absatz-Standardschriftart"><text:span text:style-name="T16"><text:s/></text:span></text:span></text:p>
        </text:list-item>
      </text:list>
      <text:list xml:id="list1326149116710713583" text:style-name="L12">
        <text:list-item>
          <text:list>
            <text:list-header>
              <text:p text:style-name="P76"><text:soft-page-break/></text:p>
            </text:list-header>
          </text:list>
        </text:list-item>
      </text:list>
      <text:p text:style-name="P22"><text:span text:style-name="T35">12</text:span>. US Logout</text:p>
      <text:p text:style-name="P7"/>
      <text:p text:style-name="P16"><text:span text:style-name="Absatz-Standardschriftart"><text:span text:style-name="T8">Der Spieler möchte sich aus dem Spiel ausloggen, nachdem er sein </text:span></text:span><text:span text:style-name="Absatz-Standardschriftart"><text:span text:style-name="T13">Tages</text:span></text:span><text:span text:style-name="Absatz-Standardschriftart"><text:span text:style-name="T8">ziel erreicht hat.</text:span></text:span></text:p>
      <text:p text:style-name="P12"/>
      <text:p text:style-name="P6">Akzeptanzkriterien</text:p>
      <text:p text:style-name="P19"><text:span text:style-name="Absatz-Standardschriftart"><text:span text:style-name="T10"/></text:span></text:p>
      <text:list xml:id="list3661088699994881539" text:style-name="L13">
        <text:list-item>
          <text:p text:style-name="P60"><text:span text:style-name="Absatz-Standardschriftart"><text:span text:style-name="T13">Der Anwender betätigt die Logout-Funktion </text:span></text:span></text:p>
        </text:list-item>
        <text:list-item>
          <text:p text:style-name="P60"><text:span text:style-name="Absatz-Standardschriftart"><text:span text:style-name="T8">Das System zeigt dem Spieler eine Logout-Nachrich</text:span></text:span><text:span text:style-name="Absatz-Standardschriftart"><text:span text:style-name="T13">t</text:span></text:span><text:span text:style-name="Absatz-Standardschriftart"><text:span text:style-name="T8"> “</text:span></text:span><text:span text:style-name="Absatz-Standardschriftart"><text:span text:style-name="T18">l</text:span></text:span><text:span text:style-name="Absatz-Standardschriftart"><text:span text:style-name="T13">ogout successful</text:span></text:span><text:span text:style-name="Absatz-Standardschriftart"><text:span text:style-name="T8">“ an und verabschiedet </text:span></text:span><text:span text:style-name="Absatz-Standardschriftart"><text:span text:style-name="T13">sich somit </text:span></text:span><text:span text:style-name="Absatz-Standardschriftart"><text:span text:style-name="T8">ihn somi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Kommentartext" style:family="paragraph" style:parent-style-name="Standard">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Sprechblasentext" style:family="paragraph" style:parent-style-name="Standard">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Kommentartext_20_Zchn" style:display-name="Kommentartext Zchn" style:family="text" style:parent-style-name="Absatz-Standardschriftart">
      <style:text-properties fo:font-size="10pt" style:font-size-asian="10pt" style:font-name-complex="Mangal" style:font-family-complex="Mangal" style:font-family-generic-complex="roman" style:font-pitch-complex="variable" style:font-size-complex="9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7.013cm" fo:margin-left="0.011cm" table:align="left"/>
    </style:style>
    <style:style style:name="Tabelle1.A" style:family="table-column">
      <style:table-column-properties style:column-width="8.493cm"/>
    </style:style>
    <style:style style:name="Tabelle1.B" style:family="table-column">
      <style:table-column-properties style:column-width="8.52cm"/>
    </style:style>
    <style:style style:name="Tabelle1.A1" style:family="table-cell">
      <style:table-cell-properties fo:background-color="#ffffff" fo:padding="0.097cm" fo:border-left="1pt solid #000000" fo:border-right="none" fo:border-top="1pt solid #000000" fo:border-bottom="1pt solid #000000" style:writing-mode="lr-tb">
        <style:background-image/>
      </style:table-cell-properties>
    </style:style>
    <style:style style:name="Tabelle1.B1" style:family="table-cell">
      <style:table-cell-properties fo:background-color="#ffffff" fo:padding="0.097cm" fo:border="1pt solid #000000" style:writing-mode="lr-tb">
        <style:background-image/>
      </style:table-cell-properties>
    </style:style>
    <style:style style:name="Tabelle1.A2" style:family="table-cell">
      <style:table-cell-properties fo:background-color="#ffffff" fo:padding="0.097cm" fo:border-left="1pt solid #000000" fo:border-right="none" fo:border-top="none" fo:border-bottom="1pt solid #000000" style:writing-mode="lr-tb">
        <style:background-image/>
      </style:table-cell-properties>
    </style:style>
    <style:style style:name="Tabelle1.B2" style:family="table-cell">
      <style:table-cell-properties fo:background-color="#ffffff" fo:padding="0.097cm" fo:border-left="1pt solid #000000" fo:border-right="1pt solid #000000" fo:border-top="none" fo:border-bottom="1pt solid #000000" style:writing-mode="lr-tb">
        <style:background-image/>
      </style:table-cell-properties>
    </style:style>
    <style:style style:name="Tabelle2" style:family="table">
      <style:table-properties style:width="17cm" fo:margin-left="0cm" table:align="left"/>
    </style:style>
    <style:style style:name="Tabelle2.A" style:family="table-column">
      <style:table-column-properties style:column-width="8.5cm"/>
    </style:style>
    <style:style style:name="Tabelle2.A1" style:family="table-cell">
      <style:table-cell-properties fo:padding="0.097cm" fo:border="none" style:writing-mode="lr-tb"/>
    </style:style>
    <style:style style:name="MP1" style:family="paragraph" style:parent-style-name="Standard">
      <style:text-properties officeooo:rsid="00096a32" officeooo:paragraph-rsid="00096a32"/>
    </style:style>
    <style:style style:name="MP2" style:family="paragraph" style:parent-style-name="Table_20_Contents">
      <style:text-properties fo:color="#000000" style:font-name="Liberation Sans" fo:font-size="10pt" style:font-size-asian="10pt" style:font-size-complex="10pt"/>
    </style:style>
    <style:style style:name="MP3" style:family="paragraph" style:parent-style-name="Table_20_Contents">
      <style:paragraph-properties fo:text-align="end" style:justify-single-word="false"/>
    </style:style>
    <style:style style:name="MP4" style:family="paragraph" style:parent-style-name="Table_20_Contents">
      <style:paragraph-properties fo:text-align="end" style:justify-single-word="false"/>
      <style:text-properties fo:color="#000000" style:font-name="Liberation Sans" fo:font-size="10pt" style:font-size-asian="10pt" style:font-size-complex="10pt"/>
    </style:style>
    <style:style style:name="MP5" style:family="paragraph" style:parent-style-name="Footer">
      <style:paragraph-properties fo:text-align="end" style:justify-single-word="false"/>
    </style:style>
    <style:style style:name="MT1" style:family="text">
      <style:text-properties fo:color="#000000" style:font-name="Liberation Sans" fo:font-size="10pt" style:font-size-asian="10pt" style:font-size-complex="10pt"/>
    </style:style>
    <style:style style:name="MT2" style:family="text">
      <style:text-properties fo:color="#000000" style:font-name="Liberation Sans" fo:font-size="10pt" fo:background-color="#ffffff" loext:char-shading-value="0"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1.401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
        <text:p text:style-name="MP1"/>
        <text:p text:style-name="Standard"/>
        <table:table table:name="Tabelle1" table:style-name="Tabelle1">
          <table:table-column table:style-name="Tabelle1.A"/>
          <table:table-column table:style-name="Tabelle1.B"/>
          <table:table-row>
            <table:table-cell table:style-name="Tabelle1.A1" office:value-type="string">
              <text:p text:style-name="MP2">Team 3 (Teamleiter Noah Lehmann)</text:p>
            </table:table-cell>
            <table:table-cell table:style-name="Tabelle1.B1" office:value-type="string">
              <text:p text:style-name="MP3"><draw:frame draw:style-name="Mfr1" draw:name="Bild1" text:anchor-type="paragraph" svg:x="4.579cm" svg:y="-2.286cm" svg:width="3.817cm" style:rel-width="scale" svg:height="1.771cm" style:rel-height="scale" draw:z-index="9"><draw:image xlink:href="Pictures/10000201000003200000017318D99EEDA834B783.png" xlink:type="simple" xlink:show="embed" xlink:actuate="onLoad"/></draw:frame><text:span text:style-name="Absatz-Standardschriftart"><text:span text:style-name="MT1">Web Development 2</text:span></text:span></text:p>
            </table:table-cell>
          </table:table-row>
          <table:table-row>
            <table:table-cell table:style-name="Tabelle1.A2" office:value-type="string">
              <text:p text:style-name="MP2">User-Stories</text:p>
            </table:table-cell>
            <table:table-cell table:style-name="Tabelle1.B2" office:value-type="string">
              <text:p text:style-name="MP4">03.05.2018</text:p>
            </table:table-cell>
          </table:table-row>
        </table:table>
        <text:p text:style-name="Header"/>
      </style:header>
      <style:footer>
        <table:table table:name="Tabelle2" table:style-name="Tabelle2">
          <table:table-column table:style-name="Tabelle2.A" table:number-columns-repeated="2"/>
          <table:table-row>
            <table:table-cell table:style-name="Tabelle2.A1" office:value-type="string">
              <text:p text:style-name="MP2">Christa Strauß, Tina Amann</text:p>
            </table:table-cell>
            <table:table-cell table:style-name="Tabelle2.A1" office:value-type="string">
              <text:p text:style-name="MP3"><text:span text:style-name="Absatz-Standardschriftart"><text:span text:style-name="MT2"><text:page-number text:select-page="current">10</text:page-number></text:span></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3-26T12:11:00Z</meta:creation-date>
    <dc:date>2018-06-13T19:01:36.340651636</dc:date>
    <meta:editing-cycles>76</meta:editing-cycles>
    <meta:editing-duration>PT37M48S</meta:editing-duration>
    <meta:document-statistic meta:table-count="2" meta:image-count="1" meta:object-count="0" meta:page-count="10" meta:paragraph-count="113" meta:word-count="1437" meta:character-count="9488" meta:non-whitespace-character-count="8212"/>
    <meta:template xlink:type="simple" xlink:actuate="onRequest" xlink:title="" xlink:href="../../UserStories.odt/Normal"/>
  </office:meta>
</office:document-meta>
</file>